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Heading_20_2" style:master-page-name="Standard">
      <style:paragraph-properties style:page-number="auto"/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○">
        <style:list-level-properties text:list-level-position-and-space-mode="label-alignment">
          <style: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■">
        <style:list-level-properties text:list-level-position-and-space-mode="label-alignment">
          <style: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○">
        <style:list-level-properties text:list-level-position-and-space-mode="label-alignment">
          <style: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■">
        <style:list-level-properties text:list-level-position-and-space-mode="label-alignment">
          <style: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○">
        <style:list-level-properties text:list-level-position-and-space-mode="label-alignment">
          <style: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■">
        <style:list-level-properties text:list-level-position-and-space-mode="label-alignment">
          <style: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Analysis Model</text:h>
      <text:p text:style-name="Text_20_body">Es tracta d'un model descriptiu dels casos d'us del sistema que ens representa els objectes i tot el conjunt de relacions entre ells.</text:p>
      <text:p text:style-name="Text_20_body">Arquitectura en capes</text:p>
      <text:p text:style-name="Text_20_body">Per a la contrucció del sistema em optat per un disseny en 3 capes, degut a que és el disseny que més coneixiem, i a més a més, ens proporciona les característiques necessaries per a la contrucció del sistema com poden ser la canviabilitat i l'usabilitat dels diferents components pels que està format el sistema.</text:p>
      <text:p text:style-name="Text_20_body">A continuació procedirem a descriure cadascuna de les capes i la seva funcionalitat:</text:p>
      <text:list text:style-name="L1">
        <text:list-item>
          <text:p text:style-name="P1">Capa presentació: Aqueta capa s'encarrega basicament de tot el conjunt d'interaccions entre l'usuari i el sistema. La podriem definir com el mur que separà el món real conceptualitzat per l'usuari i la caixa negra que representa el sistema i que serà l'encarregada de realitzar totes les accions.</text:p>
        </text:list-item>
        <text:list-item>
          <text:p text:style-name="P1">Capa domini: Aquesta capa serà la que rebrà tota la informació que l'usuari a aportat al sistema. Aquesta informació haurà passat un primer filtre que haurà comprovat la totes aquelles precondicions existents a les operacions d'aquesta capa. </text:p>
        </text:list-item>
        <text:list-item>
          <text:p text:style-name="P1">Capa de dades: Aquesta capa conté les entitats o objectes de baix nivell que representen la informació estàtica del sistema. Aquesta capa és pot veure com un repositori de dades que es modifica si l'usuari realitza peticions a la capa d'interficie, que són transmesses mitjaçant la capa d'aplicació.</text:p>
        </text:list-item>
      </text:list>
      <text:p text:style-name="Text_20_body">A continuació procedirem a descriure per a cadascuna de les capes els packages que conté.</text:p>
      <text:h text:style-name="Heading_20_4" text:outline-level="4">Capa presentació</text:h>
      <text:p text:style-name="Text_20_body">A continuació realitzarem una breu del contingut dels packages d'aquesta capa.</text:p>
      <text:h text:style-name="Heading_20_4" text:outline-level="4">Capa domini</text:h>
      <text:h text:style-name="Heading_20_4" text:outline-level="4">Capa dades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list-level-position-and-space-mode="label-width-and-position" text:min-label-distance="0.381cm"/>
      </text:outline-level-style>
      <text:outline-level-style text:level="2" style:num-format="">
        <style:list-level-properties text:list-level-position-and-space-mode="label-width-and-position" text:min-label-distance="0.381cm"/>
      </text:outline-level-style>
      <text:outline-level-style text:level="3" style:num-format="">
        <style:list-level-properties text:list-level-position-and-space-mode="label-width-and-position" text:min-label-distance="0.381cm"/>
      </text:outline-level-style>
      <text:outline-level-style text:level="4" style:num-format="">
        <style:list-level-properties text:list-level-position-and-space-mode="label-width-and-position" text:min-label-distance="0.381cm"/>
      </text:outline-level-style>
      <text:outline-level-style text:level="5" style:num-format="">
        <style:list-level-properties text:list-level-position-and-space-mode="label-width-and-position" text:min-label-distance="0.381cm"/>
      </text:outline-level-style>
      <text:outline-level-style text:level="6" style:num-format="">
        <style:list-level-properties text:list-level-position-and-space-mode="label-width-and-position" text:min-label-distance="0.381cm"/>
      </text:outline-level-style>
      <text:outline-level-style text:level="7" style:num-format="">
        <style:list-level-properties text:list-level-position-and-space-mode="label-width-and-position" text:min-label-distance="0.381cm"/>
      </text:outline-level-style>
      <text:outline-level-style text:level="8" style:num-format="">
        <style:list-level-properties text:list-level-position-and-space-mode="label-width-and-position" text:min-label-distance="0.381cm"/>
      </text:outline-level-style>
      <text:outline-level-style text:level="9" style:num-format="">
        <style:list-level-properties text:list-level-position-and-space-mode="label-width-and-position" text:min-label-distance="0.381cm"/>
      </text:outline-level-style>
      <text:outline-level-style text:level="10" style:num-format="">
        <style:list-level-properties text:list-level-position-and-space-mode="label-width-and-position"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width-and-position" text:min-label-width="0.499cm"/>
      </text:list-level-style-number>
      <text:list-level-style-number text:level="2" text:style-name="Numbering_20_Symbols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text:style-name="Numbering_20_Symbols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text:style-name="Numbering_20_Symbols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text:style-name="Numbering_20_Symbols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text:style-name="Numbering_20_Symbols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text:style-name="Numbering_20_Symbols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text:style-name="Numbering_20_Symbols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text:style-name="Numbering_20_Symbols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text:style-name="Numbering_20_Symbols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2$Build-9301</meta:generator>
    <dc:title>CANCEL•LAR COMANDA</dc:title>
    <meta:initial-creator>LCFIB</meta:initial-creator>
    <meta:creation-date>2008-04-24T08:22:00</meta:creation-date>
    <dc:creator>Vicente Escandell Miguel</dc:creator>
    <dc:date>2008-06-04T23:47:44</dc:date>
    <dc:language>es-ES</dc:language>
    <meta:editing-cycles>43</meta:editing-cycles>
    <meta:editing-duration>PT04H18M51S</meta:editing-duration>
    <meta:document-statistic meta:table-count="0" meta:image-count="0" meta:object-count="0" meta:page-count="1" meta:paragraph-count="13" meta:word-count="263" meta:character-count="1609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